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601c3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601c3" officeooo:paragraph-rsid="001601c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ija Development</text:p>
      <text:p text:style-name="P2"/>
      <text:p text:style-name="P10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6">Owner urls:</text:p>
      <text:p text:style-name="P6"><text:tab/>Get:</text:p>
      <text:p text:style-name="P6"><text:tab/><text:tab/>Restaurant:</text:p>
      <text:p text:style-name="P6"><text:tab/><text:tab/><text:tab/>api/owner/Restaurant/get-restaurants</text:p>
      <text:p text:style-name="P6"><text:tab/><text:tab/><text:tab/>api/owner/Restaurant/get-restaurant-details/:id</text:p>
      <text:p text:style-name="P6"><text:tab/><text:tab/><text:tab/>api/owner/Restaurant/get-restaurant-edit/:id</text:p>
      <text:p text:style-name="P6"><text:tab/><text:tab/><text:tab/>api/owner/Restaurant/get-restaurant-for-select</text:p>
      <text:p text:style-name="P6"><text:tab/><text:tab/>Table:</text:p>
      <text:p text:style-name="P6"><text:tab/><text:tab/><text:tab/>api/owner/Table/get-tables</text:p>
      <text:p text:style-name="P6"><text:tab/><text:tab/>Menu</text:p>
      <text:p text:style-name="P6"><text:tab/><text:tab/><text:tab/>api/owner/Menu/get-menus</text:p>
      <text:p text:style-name="P6"><text:tab/><text:tab/><text:tab/>api/owner/Menu/get-menu-details/:id</text:p>
      <text:p text:style-name="P6"><text:tab/><text:tab/><text:tab/>api/owner/Menu/get-menu-edit/:id</text:p>
      <text:p text:style-name="P6"><text:tab/><text:tab/><text:tab/>api/owner/Menu/get-menu-item-details/:id</text:p>
      <text:p text:style-name="P6"><text:tab/><text:tab/><text:tab/>api/owner/Menu/get-menu-item-edit/:id</text:p>
      <text:p text:style-name="P6"><text:tab/><text:tab/>Employee</text:p>
      <text:p text:style-name="P6"><text:tab/><text:tab/><text:tab/>api/owner/Employee/get-employees</text:p>
      <text:p text:style-name="P6"><text:tab/><text:tab/><text:tab/>api/owner/Employee/get-employee-details/:id</text:p>
      <text:p text:style-name="P6"><text:tab/><text:tab/><text:tab/>api/owner/Employee/get-employee-edit/:id</text:p>
      <text:p text:style-name="P6"><text:tab/><text:tab/>Order</text:p>
      <text:p text:style-name="P6"><text:tab/><text:tab/><text:tab/>api/owner/Order/get-orders</text:p>
      <text:p text:style-name="P6"><text:tab/><text:tab/><text:tab/>api/owner/Order/get-orders-history</text:p>
      <text:p text:style-name="P6"><text:tab/><text:tab/>Notification</text:p>
      <text:p text:style-name="P6"><text:tab/><text:tab/><text:tab/>api/owner/Notification/get-notifications</text:p>
      <text:p text:style-name="P6"><text:tab/><text:tab/><text:tab/>api/owner/Notification/get-notifications-for-menu</text:p>
      <text:p text:style-name="P6"><text:tab/><text:tab/>Chat</text:p>
      <text:p text:style-name="P6"><text:tab/><text:tab/><text:tab/>api/owner/Chat/get-chats</text:p>
      <text:p text:style-name="P6"><text:tab/><text:tab/><text:tab/>api/owner/Chat/get-chats-for-menu</text:p>
      <text:p text:style-name="P6"><text:tab/><text:tab/><text:tab/>api/owner/Chat/get-chat/:id</text:p>
      <text:p text:style-name="P6"><text:tab/><text:tab/><text:tab/>api/owner/Chat/get-users-for-chat-participants</text:p>
      <text:p text:style-name="P6"><text:tab/><text:tab/>Account</text:p>
      <text:p text:style-name="P6"><text:tab/><text:tab/><text:tab/>api/owner/Account/get-account</text:p>
      <text:p text:style-name="P6"><text:tab/><text:tab/><text:tab/>api/owner/Account/get-account-edit</text:p>
      <text:p text:style-name="P6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8:55:09.360304584</meta:creation-date>
    <dc:date>2023-10-26T19:21:06.160201025</dc:date>
    <meta:editing-duration>PT4H27M42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1" meta:paragraph-count="38" meta:word-count="46" meta:character-count="1137" meta:non-whitespace-character-count="1039"/>
  </office:meta>
</office:document-meta>
</file>